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ec2" officeooo:paragraph-rsid="00148ec2"/>
    </style:style>
    <style:style style:name="P2" style:family="paragraph" style:parent-style-name="Standard">
      <style:text-properties fo:font-weight="bold" officeooo:rsid="00148ec2" officeooo:paragraph-rsid="00148ec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.lua1B</text:p>
      <text:p text:style-name="P1"/>
      <text:p text:style-name="P1">eu amo assistir os filmes de ação, como bad boys 1, 2 ,3 e o 4, e todos os filmes de veloze4s furiosos, e também principalmente o filme do homem aranha do Miles Morales, ele é muito bom, amo demais, ele parece com uma pessoa especial pra mim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8:45.784952638</meta:creation-date>
    <dc:date>2025-08-14T16:08:46.022122257</dc:date>
    <meta:editing-duration>PT10M</meta:editing-duration>
    <meta:editing-cycles>1</meta:editing-cycles>
    <meta:document-statistic meta:table-count="0" meta:image-count="0" meta:object-count="0" meta:page-count="1" meta:paragraph-count="2" meta:word-count="50" meta:character-count="255" meta:non-whitespace-character-count="207"/>
    <meta:generator>LibreOffice/24.2.7.2$Linux_X86_64 LibreOffice_project/420$Build-2</meta:generator>
  </office:meta>
</office:document-meta>
</file>